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15C0000054810AD943A3.svm"/>
  <manifest:file-entry manifest:media-type="" manifest:full-path="Pictures/2000000700001F97000058F83A03BBFB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09cm" fo:margin-left="0cm" fo:margin-right="-0.009cm" table:align="margins"/>
    </style:style>
    <style:style style:name="Tabela1.A" style:family="table-column">
      <style:table-column-properties style:column-width="4.8cm" style:rel-column-width="2721*"/>
    </style:style>
    <style:style style:name="Tabela1.B" style:family="table-column">
      <style:table-column-properties style:column-width="12.21cm" style:rel-column-width="6922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Pierwsz noc</text:p>
            <text:p text:style-name="Table_20_Contents"><draw:frame draw:style-name="fr1" draw:name="grafika1" text:anchor-type="paragraph" svg:x="0.22cm" svg:y="0.318cm" svg:width="4.757cm" svg:height="10.384cm" draw:z-index="0"><draw:image xlink:href="Pictures/2000000700001F97000058F83A03BBFB.svm" xlink:type="simple" xlink:show="embed" xlink:actuate="onLoad"/></draw:frame></text:p>
          </table:table-cell>
          <table:table-cell table:style-name="Tabela1.B1" office:value-type="string">
            <text:p text:style-name="Table_20_Contents"><draw:frame draw:style-name="fr1" draw:name="grafika2" text:anchor-type="paragraph" svg:x="0.425cm" svg:y="0.75cm" svg:width="3.325cm" svg:height="9.843cm" draw:z-index="1"><draw:image xlink:href="Pictures/20000007000015C0000054810AD943A3.svm" xlink:type="simple" xlink:show="embed" xlink:actuate="onLoad"/></draw:frame>Pozostałe:<text:line-break/><text:line-break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b </meta:initial-creator>
    <meta:creation-date>2024-08-10T12:13:58.09</meta:creation-date>
    <meta:document-statistic meta:table-count="1" meta:image-count="2" meta:object-count="0" meta:page-count="1" meta:paragraph-count="2" meta:word-count="3" meta:character-count="23"/>
    <dc:date>2024-08-10T12:25:23</dc:date>
    <dc:creator>cb </dc:creator>
    <meta:editing-duration>PT11M25S</meta:editing-duration>
    <meta:editing-cycles>1</meta:editing-cycles>
    <meta:generator>OpenOffice/4.1.9$Win32 OpenOffice.org_project/419m1$Build-9805</meta:generator>
  </office:meta>
</office:document-meta>
</file>